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 editor vzorců (rovnic)</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sledek</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Vzorce jako samostatné dokumenty nebo soubory<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Vzorce v dokumentech aplikace LibreOffice<text:tab/>6</text:a></text:p>
            <text:p text:style-name="P76"><text:a xlink:type="simple" xlink:href="#__RefHeading__21562_1954213482" text:style-name="Index_20_Link" text:visited-style-name="Index_20_Link">Tvorba vzorců<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Značkovací jazyk<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Používání značkovacího jazyka<text:tab/>9</text:a></text:p>
            <text:p text:style-name="P77"><text:a xlink:type="simple" xlink:href="#__RefHeading__17849_1701520952" text:style-name="Index_20_Link" text:visited-style-name="Index_20_Link">dialogové okno Symboly<text:tab/>9</text:a></text:p>
            <text:p text:style-name="P75"><text:a xlink:type="simple" xlink:href="#__RefHeading__58789_1954213482" text:style-name="Index_20_Link" text:visited-style-name="Index_20_Link">Příklady vzorců<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Příklad 2<text:tab/>10</text:a></text:p>
            <text:p text:style-name="P76"><text:a xlink:type="simple" xlink:href="#__RefHeading__58793_1954213482" text:style-name="Index_20_Link" text:visited-style-name="Index_20_Link">Úpravy vzorců<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Používání složených závorek<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Nepárové závorky<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ozpoznávání funkcí<text:tab/>13</text:a></text:p>
            <text:p text:style-name="P75"><text:a xlink:type="simple" xlink:href="#__RefHeading__38942_314314075" text:style-name="Index_20_Link" text:visited-style-name="Index_20_Link">Vzorce přes více řádků<text:tab/>14</text:a></text:p>
            <text:p text:style-name="P75"><text:a xlink:type="simple" xlink:href="#__RefHeading__20881_1760461578" text:style-name="Index_20_Link" text:visited-style-name="Index_20_Link">Přidávání mezí pro součtové/integrální příkazy<text:tab/>14</text:a></text:p>
            <text:p text:style-name="P75"><text:a xlink:type="simple" xlink:href="#__RefHeading__20885_1760461578" text:style-name="Index_20_Link" text:visited-style-name="Index_20_Link">Psaní derivací<text:tab/>15</text:a></text:p>
            <text:p text:style-name="P75"><text:a xlink:type="simple" xlink:href="#__RefHeading__39056_314314075" text:style-name="Index_20_Link" text:visited-style-name="Index_20_Link">Znaky značkovacího jazyka jako běžné znaky<text:tab/>15</text:a></text:p>
            <text:p text:style-name="P75"><text:a xlink:type="simple" xlink:href="#__RefHeading__39058_314314075" text:style-name="Index_20_Link" text:visited-style-name="Index_20_Link">Texty ve vzorcích<text:tab/>16</text:a></text:p>
            <text:p text:style-name="P75"><text:a xlink:type="simple" xlink:href="#__RefHeading__10683_2028479666" text:style-name="Index_20_Link" text:visited-style-name="Index_20_Link">Zarovnání vzorců pomocí znaku rovná se<text:tab/>16</text:a></text:p>
            <text:p text:style-name="P76"><text:a xlink:type="simple" xlink:href="#__RefHeading__58797_1954213482" text:style-name="Index_20_Link" text:visited-style-name="Index_20_Link">Změna vzhledu vzorce<text:tab/>17</text:a></text:p>
            <text:p text:style-name="P75"><text:a xlink:type="simple" xlink:href="#__RefHeading__18197_270489466" text:style-name="Index_20_Link" text:visited-style-name="Index_20_Link">Velikost písma vzorce<text:tab/>17</text:a></text:p>
            <text:p text:style-name="P77"><text:a xlink:type="simple" xlink:href="#__RefHeading__59075_1675482542" text:style-name="Index_20_Link" text:visited-style-name="Index_20_Link">Současná velikost písma vzorce<text:tab/>17</text:a></text:p>
            <text:p text:style-name="P77"><text:a xlink:type="simple" xlink:href="#__RefHeading__59077_1675482542" text:style-name="Index_20_Link" text:visited-style-name="Index_20_Link">Výchozí velikost písma vzorce<text:tab/>17</text:a></text:p>
            <text:p text:style-name="P75"><text:a xlink:type="simple" xlink:href="#__RefHeading__17201_270489466" text:style-name="Index_20_Link" text:visited-style-name="Index_20_Link">Písma ve vzorci<text:tab/>18</text:a></text:p>
            <text:p text:style-name="P77"><text:a xlink:type="simple" xlink:href="#__RefHeading__17261_1314189033" text:style-name="Index_20_Link" text:visited-style-name="Index_20_Link">Současné písmo vzorce<text:tab/>18</text:a></text:p>
            <text:p text:style-name="P77"><text:a xlink:type="simple" xlink:href="#__RefHeading__17263_1314189033" text:style-name="Index_20_Link" text:visited-style-name="Index_20_Link">Výchozí písmo vzorce<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Vzorce jako samostatné dokumenty nebo soubory<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Vzorce v dokumentech aplikace LibreOffice<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Tvorba vzorců<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Značkovací jazyk<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Používání značkovacího jazyka<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dialogové okno Symboly<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Příklady vzorců<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Příklad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Úpravy vzorců<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Používání složených závorek<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Příklad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Nepárové závorky<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ozpoznávání funkcí<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Znaky značkovacího jazyka jako běžné znaky<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y ve vzorcích<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Zarovnání vzorců pomocí znaku rovná se<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Změna vzhledu vzorce<text:bookmark-end text:name="__RefHeading__58797_1954213482"/></text:h>
      <text:h text:style-name="P84" text:outline-level="2"><text:bookmark-start text:name="__RefHeading__18197_270489466"/>Velikost písma vzorce<text:bookmark-end text:name="__RefHeading__18197_270489466"/></text:h>
      <text:h text:style-name="P104" text:outline-level="3"><text:bookmark-start text:name="__RefHeading__59075_1675482542"/>Současná velikost písma vzorc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Výchozí velikost písma vzorc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Písma ve vzorci<text:bookmark-end text:name="__RefHeading__17201_270489466"/></text:h>
      <text:h text:style-name="P104" text:outline-level="3"><text:bookmark-start text:name="__RefHeading__17261_1314189033"/>Současné písmo vzorce<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Výchozí písmo vzorce<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Kapitola 9 Začínáme s programem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